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D30000004465AA4186.png"/>
  <manifest:file-entry manifest:media-type="image/png" manifest:full-path="Pictures/100000000000001400000016B44E251F.png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4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outline1" style:list-style-name="L5">
      <style:graphic-properties draw:fill-color="#ffffff" draw:auto-grow-height="true" fo:min-height="14.029cm"/>
    </style:style>
    <style:style style:name="pr5" style:family="presentation" style:parent-style-name="design-2008-notes">
      <style:graphic-properties draw:fill-color="#ffffff" draw:auto-grow-height="true" fo:min-height="11.428cm"/>
    </style:style>
    <style:style style:name="pr6" style:family="presentation" style:parent-style-name="design-2008-outline1" style:list-style-name="L5">
      <style:graphic-properties draw:fill-color="#ffffff" draw:auto-grow-height="true" fo:min-height="14.0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italic" fo:text-shadow="none" fo:font-weight="bold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  <style:text-properties fo:font-size="32pt" fo:text-shadow="1pt 1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.59cm" fo:margin-right="0cm" fo:text-align="start" fo:text-indent="-0.59cm"/>
    </style:style>
    <style:style style:name="T1" style:family="text">
      <style:text-properties fo:font-size="32pt" fo:font-style="italic" fo:text-shadow="none" fo:font-weight="bold"/>
    </style:style>
    <style:style style:name="T2" style:family="text">
      <style:text-properties fo:font-size="32pt" fo:text-shadow="1pt 1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400000016B44E251F.png" xlink:type="simple" xlink:show="embed" xlink:actuate="onLoad">
        <style:list-level-properties text:min-label-width="0.59cm"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text:space-before="1.27cm" text:min-label-width="0.784cm"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draw:page draw:name="page1" draw:style-name="dp1" draw:master-page-name="design-2008" presentation:presentation-page-layout-name="AL1T19" presentation:use-footer-name="ftr1"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 Avancé</text:span></text:p>
            <text:p text:style-name="P2"><text:span text:style-name="T1">Plan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Objectifs</text:span></text:p>
          </draw:text-box>
        </draw:frame>
        <draw:frame presentation:style-name="pr4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Utiliser les nouvelles fonctionnalités d'AJAX</text:p>
              </text:list-item>
              <text:list-item>
                <text:p text:style-name="P6">Communiquer en temps réel, avec le serveur ou avec d'autres pages</text:p>
              </text:list-item>
              <text:list-item>
                <text:p text:style-name="P6">Établir une connexion permanente avec le serveur</text:p>
              </text:list-item>
              <text:list-item>
                <text:p text:style-name="P6">Communiquer en temps réel avec un autre terminal et échanger des flux audio, vidéos et de données</text:p>
              </text:list-item>
              <text:list-item>
                <text:p text:style-name="P6">Rendre ses applications plus performantes avec des tâches asynchrone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Programme</text:span></text:p>
          </draw:text-box>
        </draw:frame>
        <draw:frame presentation:style-name="pr6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Introduction</text:p>
              </text:list-item>
              <text:list-item>
                <text:p text:style-name="P6">JavaScript : rappels et bonnes pratiques</text:p>
              </text:list-item>
              <text:list-item>
                <text:p text:style-name="P6">Nouvelles fonctionnalités AJAX</text:p>
                <text:list>
                  <text:list-item>
                    <text:p>Surveiller l'avancement des opérations</text:p>
                  </text:list-item>
                  <text:list-item>
                    <text:p>Récupérer et ajouter des fichiers sur le serveur</text:p>
                  </text:list-item>
                </text:list>
              </text:list-item>
              <text:list-item>
                <text:p>Communication</text:p>
                <text:list>
                  <text:list-item>
                    <text:p>Permettre à vos pages de communiquer</text:p>
                  </text:list-item>
                  <text:list-item>
                    <text:p>Envoi de notifications en temps réel</text:p>
                  </text:list-item>
                  <text:list-item>
                    <text:p>Connexion permanente grâce aux WebSockets</text:p>
                  </text:list-item>
                  <text:list-item>
                    <text:p>Communication en temps réel avec WebRTC</text:p>
                  </text:list-item>
                </text:list>
              </text:list-item>
              <text:list-item>
                <text:p>Performance</text:p>
                <text:list>
                  <text:list-item>
                    <text:p>Des tâches asynchrones avec les WebWorkers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ber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.1$Unix OpenOffice.org_project/341m1$Build-9593</meta:generator>
    <meta:creation-date>2012-10-03T14:41:47.53</meta:creation-date>
    <dc:language>fr-FR</dc:language>
    <meta:editing-cycles>7</meta:editing-cycles>
    <meta:editing-duration>PT10M51S</meta:editing-duration>
    <dc:date>2013-11-09T19:24:00</dc:date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